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0:17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8T10:52:55</dc:date>
    <meta:editing-duration>P1DT9H49M18S</meta:editing-duration>
    <meta:editing-cycles>185</meta:editing-cycles>
    <meta:print-date>2013-10-16T17:09:16</meta:print-date>
    <meta:document-statistic meta:table-count="2" meta:cell-count="117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9:'di vs rf'.E11 'di vs rf'.B8:'di vs rf'.E8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6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2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A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5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5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3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5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1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4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6:'cc vs rs'.C31 'cc vs rs'.B25:'cc vs rs'.C25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4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